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fo:color="#c41a16" style:font-name="Menlo-Regular" fo:font-size="11pt" style:font-name-asian="Menlo-Regular" style:font-size-asian="11pt" style:font-name-complex="Menlo-Regular" style:font-size-complex="6.30000019073486pt"/>
    </style:style>
    <style:style style:name="T2" style:family="text">
      <style:text-properties style:font-name="F" fo:font-size="12pt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@"</text:p>
          </table:table-cell>
          <table:table-cell office:value-type="float" office:value="1">
            <text:p>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">
            <text:p>1</text:p>
          </table:table-cell>
          <table:table-cell office:value-type="string">
            <text:p><text:span text:style-name="T1">°</text:span><text:span text:style-name="T2">C",</text:span></text:p>
          </table:table-cell>
          <table:table-cell table:formula="of:=CONCATENATE([.E1],TEXT([.F1];##),[.G1])" office:value-type="float" office:value="0">
            <text:p>Err:508</text:p>
          </table:table-cell>
        </table:table-row>
        <table:table-row table:style-name="ro1">
          <table:table-cell office:value-type="string">
            <text:p>@"</text:p>
          </table:table-cell>
          <table:table-cell office:value-type="float" office:value="2">
            <text:p>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">
            <text:p>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">
            <text:p>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">
            <text:p>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">
            <text:p>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">
            <text:p>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">
            <text:p>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">
            <text:p>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">
            <text:p>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">
            <text:p>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">
            <text:p>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">
            <text:p>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">
            <text:p>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">
            <text:p>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9">
            <text:p>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9">
            <text:p>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0">
            <text:p>1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0">
            <text:p>1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1">
            <text:p>1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1">
            <text:p>1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2">
            <text:p>1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2">
            <text:p>1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3">
            <text:p>1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3">
            <text:p>1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4">
            <text:p>1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5">
            <text:p>1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5">
            <text:p>1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6">
            <text:p>1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6">
            <text:p>1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7">
            <text:p>1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7">
            <text:p>1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8">
            <text:p>1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8">
            <text:p>1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19">
            <text:p>1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19">
            <text:p>1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0">
            <text:p>2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0">
            <text:p>2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1">
            <text:p>2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1">
            <text:p>2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2">
            <text:p>2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2">
            <text:p>2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3">
            <text:p>2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3">
            <text:p>2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4">
            <text:p>2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4">
            <text:p>2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5">
            <text:p>2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5">
            <text:p>2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6">
            <text:p>2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6">
            <text:p>2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7">
            <text:p>2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7">
            <text:p>2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8">
            <text:p>2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8">
            <text:p>2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29">
            <text:p>2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29">
            <text:p>2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0">
            <text:p>3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0">
            <text:p>3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1">
            <text:p>3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1">
            <text:p>3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2">
            <text:p>3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2">
            <text:p>3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3">
            <text:p>3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3">
            <text:p>3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4">
            <text:p>3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4">
            <text:p>3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5">
            <text:p>3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5">
            <text:p>3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6">
            <text:p>3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6">
            <text:p>3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7">
            <text:p>3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7">
            <text:p>3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8">
            <text:p>3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8">
            <text:p>3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39">
            <text:p>3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39">
            <text:p>3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0">
            <text:p>4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0">
            <text:p>4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1">
            <text:p>4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1">
            <text:p>4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2">
            <text:p>4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2">
            <text:p>4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3">
            <text:p>4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3">
            <text:p>4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4">
            <text:p>4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4">
            <text:p>4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5">
            <text:p>4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5">
            <text:p>4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6">
            <text:p>4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6">
            <text:p>4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7">
            <text:p>4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7">
            <text:p>4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8">
            <text:p>4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8">
            <text:p>4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49">
            <text:p>4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49">
            <text:p>4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0">
            <text:p>5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0">
            <text:p>5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1">
            <text:p>5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1">
            <text:p>5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2">
            <text:p>5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2">
            <text:p>5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3">
            <text:p>5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3">
            <text:p>5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4">
            <text:p>5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4">
            <text:p>5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5">
            <text:p>5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5">
            <text:p>5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6">
            <text:p>5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6">
            <text:p>5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7">
            <text:p>5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7">
            <text:p>5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8">
            <text:p>5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8">
            <text:p>5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59">
            <text:p>5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59">
            <text:p>5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0">
            <text:p>6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0">
            <text:p>6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1">
            <text:p>6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1">
            <text:p>6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2">
            <text:p>6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2">
            <text:p>6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3">
            <text:p>6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3">
            <text:p>6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4">
            <text:p>6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4">
            <text:p>6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5">
            <text:p>6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5">
            <text:p>6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6">
            <text:p>6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6">
            <text:p>6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7">
            <text:p>6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7">
            <text:p>6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8">
            <text:p>6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8">
            <text:p>6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69">
            <text:p>6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69">
            <text:p>6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0">
            <text:p>7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0">
            <text:p>7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1">
            <text:p>7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1">
            <text:p>7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2">
            <text:p>7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2">
            <text:p>7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3">
            <text:p>7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3">
            <text:p>7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4">
            <text:p>7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4">
            <text:p>7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5">
            <text:p>7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5">
            <text:p>7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6">
            <text:p>7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6">
            <text:p>7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7">
            <text:p>7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7">
            <text:p>7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8">
            <text:p>7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8">
            <text:p>7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79">
            <text:p>7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79">
            <text:p>7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0">
            <text:p>8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0">
            <text:p>8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1">
            <text:p>81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1">
            <text:p>81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2">
            <text:p>82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2">
            <text:p>82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3">
            <text:p>83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3">
            <text:p>83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4">
            <text:p>84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4">
            <text:p>84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5">
            <text:p>85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5">
            <text:p>85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6">
            <text:p>86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6">
            <text:p>86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7">
            <text:p>87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7">
            <text:p>87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8">
            <text:p>88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8">
            <text:p>88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89">
            <text:p>89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89">
            <text:p>89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  <table:table-row table:style-name="ro1">
          <table:table-cell office:value-type="string">
            <text:p>@"</text:p>
          </table:table-cell>
          <table:table-cell office:value-type="float" office:value="90">
            <text:p>90</text:p>
          </table:table-cell>
          <table:table-cell office:value-type="string">
            <text:p><text:s/>%",</text:p>
          </table:table-cell>
          <table:table-cell/>
          <table:table-cell office:value-type="string">
            <text:p>@"</text:p>
          </table:table-cell>
          <table:table-cell office:value-type="float" office:value="90">
            <text:p>90</text:p>
          </table:table-cell>
          <table:table-cell office:value-type="string">
            <text:p><text:span text:style-name="T1">°</text:span><text:span text:style-name="T2">C",</text:span>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0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lay Frik</meta:initial-creator>
    <meta:creation-date>2011-07-19T10:28:37</meta:creation-date>
    <dc:date>2011-07-19T10:50:11</dc:date>
    <dc:creator>Nikolay Frik</dc:creator>
    <meta:editing-duration>PT00H21M44S</meta:editing-duration>
    <meta:editing-cycles>1</meta:editing-cycles>
    <meta:document-statistic meta:table-count="3" meta:cell-count="541" meta:object-count="0"/>
    <meta:generator>OpenOffice.org/3.2$Unix OpenOffice.org_project/320m18$Build-9502</meta:generator>
  </office:meta>
</office:document-meta>
</file>